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efaultMutableTreeNode.initNode( Node node , XMLDefaultMutableTreeNode mTree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DefaultMutableTreeNode.initTextNode( Text node , DefaultMutableTreeNode mTree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efaultMutableTreeNode.initRoot( Node xmlRoo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efaultMutableTreeNode.initElementNode( Node node , DefaultMutableTreeNode mTree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DefaultMutableTreeNode.initAttributeNode( Node node , DefaultMutableTreeNode mTree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DefaultMutableTreeNode.initCommentNode( Comment node , DefaultMutableTreeNode mTree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DefaultMutableTreeNode.XMLDefaultMutableTreeNode( String name , Node xml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DefaultMutableTreeNode.XMLDefaultMutableTreeNode( Node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DefaultMutableTreeNode.initCDATASectionNode( CDATASection node , DefaultMutableTreeNode mTree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DefaultMutableTreeNode.XMLDefaultMutableTre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efaultMutableTreeNode.getXML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